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nsolas" svg:font-family="Consola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6pt" fo:font-weight="bold" style:font-size-asian="22.75pt" style:font-weight-asian="bold" style:font-size-complex="26pt" style:font-weight-complex="bold"/>
    </style:style>
    <style:style style:name="P3" style:family="paragraph" style:parent-style-name="Standard">
      <style:text-properties style:font-name="Arial" fo:font-size="26pt" style:font-size-asian="22.75pt" style:font-size-complex="26pt"/>
    </style:style>
    <style:style style:name="P4" style:family="paragraph" style:parent-style-name="Standard">
      <style:paragraph-properties fo:text-align="start" style:justify-single-word="false"/>
      <style:text-properties style:font-name="Arial" fo:font-size="14pt" fo:font-style="normal" style:text-underline-style="none" style:font-size-asian="12.25pt" style:font-style-asian="normal" style:font-size-complex="14pt" style:font-style-complex="normal"/>
    </style:style>
    <style:style style:name="P5" style:family="paragraph" style:parent-style-name="Standard">
      <style:text-properties style:font-name="Arial" fo:font-size="14pt" fo:font-style="normal" style:text-underline-style="none" style:font-size-asian="14pt" style:font-style-asian="normal" style:font-size-complex="14pt" style:font-style-complex="normal"/>
    </style:style>
    <style:style style:name="P6" style:family="paragraph" style:parent-style-name="Standard">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text-properties style:font-name="Arial" fo:font-size="14pt" style:font-size-asian="12.25pt" style:font-size-complex="14pt"/>
    </style:style>
    <style:style style:name="P8" style:family="paragraph" style:parent-style-name="Standard">
      <style:paragraph-properties fo:margin-left="0.2083in" fo:margin-right="0in" fo:text-indent="0in" style:auto-text-indent="false"/>
      <style:text-properties style:font-name="Arial" fo:font-size="14pt" style:text-underline-style="solid" style:text-underline-width="auto" style:text-underline-color="font-color" style:font-size-asian="14pt" style:font-size-complex="14pt"/>
    </style:style>
    <style:style style:name="P9" style:family="paragraph" style:parent-style-name="Standard">
      <style:paragraph-properties fo:margin-left="0.2083in" fo:margin-right="0in" fo:text-indent="0in" style:auto-text-indent="false"/>
      <style:text-properties style:font-name="Arial" fo:font-size="14pt" fo:font-style="normal" style:text-underline-style="none" style:font-size-asian="14pt" style:font-style-asian="normal" style:font-size-complex="14pt" style:font-style-complex="normal"/>
    </style:style>
    <style:style style:name="P10" style:family="paragraph" style:parent-style-name="Standard">
      <style:paragraph-properties fo:margin-left="0.2083in" fo:margin-right="0in" fo:text-indent="0in" style:auto-text-indent="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2083in" fo:margin-right="0in" fo:text-indent="0in" style:auto-text-indent="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2083in" fo:margin-right="0in" fo:text-indent="0in" style:auto-text-indent="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2083in" fo:margin-right="0.1665in" fo:text-indent="0in" style:auto-text-indent="false"/>
    </style:style>
    <style:style style:name="P14" style:family="paragraph" style:parent-style-name="Standard">
      <style:paragraph-properties fo:margin-left="0.2083in" fo:margin-right="0.1665in" fo:text-indent="0in" style:auto-text-indent="false"/>
      <style:text-properties style:font-name="Arial" fo:font-size="14pt" style:font-size-asian="14pt" style:font-size-complex="14pt"/>
    </style:style>
    <style:style style:name="P15" style:family="paragraph" style:parent-style-name="Standard">
      <style:paragraph-properties fo:margin-left="0.2083in" fo:margin-right="0.1665in" fo:text-indent="0in" style:auto-text-indent="false"/>
      <style:text-properties style:font-name="Arial" fo:font-size="14pt" style:font-size-asian="12.25pt" style:font-size-complex="14pt"/>
    </style:style>
    <style:style style:name="P16" style:family="paragraph" style:parent-style-name="Standard">
      <style:paragraph-properties fo:margin-left="0.2083in" fo:margin-right="0.1665in" fo:text-indent="0in" style:auto-text-indent="false"/>
      <style:text-properties style:font-name="Arial" fo:font-size="14pt" fo:font-style="italic" style:font-size-asian="12.25pt" style:font-style-asian="italic" style:font-size-complex="14pt" style:font-style-complex="italic"/>
    </style:style>
    <style:style style:name="P17" style:family="paragraph" style:parent-style-name="Standard">
      <style:paragraph-properties fo:margin-left="0.2083in" fo:margin-right="0.1665in" fo:text-indent="0in" style:auto-text-indent="false"/>
      <style:text-properties style:font-name="Arial" fo:font-size="14pt" fo:font-style="italic" style:text-underline-style="solid" style:text-underline-width="auto" style:text-underline-color="font-color" style:font-size-asian="12.25pt" style:font-style-asian="italic" style:font-size-complex="14pt" style:font-style-complex="italic"/>
    </style:style>
    <style:style style:name="P18" style:family="paragraph" style:parent-style-name="Standard">
      <style:paragraph-properties fo:margin-left="0.2083in" fo:margin-right="0.1665in" fo:text-indent="0in" style:auto-text-indent="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19" style:family="paragraph" style:parent-style-name="Standard">
      <style:paragraph-properties fo:margin-left="0.2083in" fo:margin-right="0.1665in" fo:text-indent="0in" style:auto-text-indent="false"/>
      <style:text-properties style:font-name="Arial" fo:font-size="14pt" style:text-underline-style="solid" style:text-underline-width="auto" style:text-underline-color="font-color" style:font-size-asian="12.25pt" style:font-size-complex="14pt"/>
    </style:style>
    <style:style style:name="P20" style:family="paragraph" style:parent-style-name="Standard">
      <style:paragraph-properties fo:margin-left="0.2083in" fo:margin-right="0.1665in" fo:text-indent="0in" style:auto-text-indent="false"/>
      <style:text-properties style:font-name="Arial" fo:font-size="14pt" fo:font-weight="normal" style:font-size-asian="12.25pt" style:font-weight-asian="normal" style:font-size-complex="14pt" style:font-weight-complex="normal"/>
    </style:style>
    <style:style style:name="P21" style:family="paragraph" style:parent-style-name="Standard">
      <style:paragraph-properties fo:margin-left="0.2083in" fo:margin-right="0.1665in" fo:text-indent="0in" style:auto-text-indent="false"/>
      <style:text-properties style:font-name="Arial" fo:font-size="14pt" fo:font-style="normal" style:font-size-asian="12.25pt" style:font-style-asian="normal" style:font-size-complex="14pt" style:font-style-complex="normal"/>
    </style:style>
    <style:style style:name="P22" style:family="paragraph" style:parent-style-name="Standard">
      <style:paragraph-properties fo:margin-left="0.2083in" fo:margin-right="0.1665in" fo:text-indent="0in" style:auto-text-indent="false"/>
      <style:text-properties style:font-name="Arial" fo:font-size="14pt" fo:font-style="normal" style:text-underline-style="solid" style:text-underline-width="auto" style:text-underline-color="font-color" style:font-size-asian="12.25pt" style:font-style-asian="normal" style:font-size-complex="14pt" style:font-style-complex="normal"/>
    </style:style>
    <style:style style:name="P23" style:family="paragraph" style:parent-style-name="Standard">
      <style:paragraph-properties fo:margin-left="0.2083in" fo:margin-right="0.1665in" fo:text-indent="0in" style:auto-text-indent="false"/>
      <style:text-properties style:font-name="Arial" fo:font-size="14pt" fo:font-style="normal" style:text-underline-style="none" style:font-size-asian="12.25pt" style:font-style-asian="normal" style:font-size-complex="14pt" style:font-style-complex="normal"/>
    </style:style>
    <style:style style:name="P24" style:family="paragraph" style:parent-style-name="Standard">
      <style:paragraph-properties fo:margin-left="0.2083in" fo:margin-right="0.1665in" fo:text-indent="0in" style:auto-text-indent="false"/>
      <style:text-properties style:font-name="Arial" fo:font-size="14pt" style:text-underline-style="none" style:font-size-asian="12.25pt" style:font-size-complex="14pt"/>
    </style:style>
    <style:style style:name="P25" style:family="paragraph" style:parent-style-name="Standard">
      <style:paragraph-properties fo:margin-left="0.2083in" fo:margin-right="0.1665in" fo:text-indent="0in" style:auto-text-indent="false"/>
      <style:text-properties style:font-name="Arial" fo:font-size="14pt" fo:language="en" fo:country="US" style:font-size-asian="12.25pt" style:font-size-complex="14pt"/>
    </style:style>
    <style:style style:name="P26" style:family="paragraph" style:parent-style-name="Standard">
      <style:paragraph-properties fo:margin-left="0.2083in" fo:margin-right="0.1665in" fo:text-indent="0in" style:auto-text-indent="false"/>
      <style:text-properties style:font-name="Arial" fo:font-size="26pt" fo:font-weight="bold" style:font-size-asian="22.75pt" style:font-weight-asian="bold" style:font-size-complex="26pt" style:font-weight-complex="bold"/>
    </style:style>
    <style:style style:name="P27" style:family="paragraph" style:parent-style-name="Standard">
      <style:paragraph-properties fo:margin-left="0.2083in" fo:margin-right="0.1665in" fo:text-indent="0in" style:auto-text-indent="false"/>
      <style:text-properties style:font-name="Arial" fo:font-size="26pt" fo:font-weight="bold" style:font-size-asian="26pt" style:font-weight-asian="bold" style:font-size-complex="26pt" style:font-weight-complex="bold"/>
    </style:style>
    <style:style style:name="P28" style:family="paragraph" style:parent-style-name="Standard">
      <style:paragraph-properties fo:margin-left="0.2083in" fo:margin-right="0.1665in" fo:text-indent="0in" style:auto-text-indent="false"/>
      <style:text-properties style:font-name="Arial" fo:font-size="16pt" fo:font-weight="normal" style:font-size-asian="14pt" style:font-weight-asian="normal" style:font-size-complex="16pt" style:font-weight-complex="normal"/>
    </style:style>
    <style:style style:name="P29" style:family="paragraph" style:parent-style-name="Standard">
      <style:paragraph-properties fo:margin-left="0.2083in" fo:margin-right="0.1665in" fo:text-indent="0in" style:auto-text-indent="false"/>
      <style:text-properties style:font-name="Arial" fo:font-size="20pt" style:font-size-asian="20pt" style:font-size-complex="20pt"/>
    </style:style>
    <style:style style:name="P30" style:family="paragraph" style:parent-style-name="Standard">
      <style:paragraph-properties fo:margin-left="0.2083in" fo:margin-right="0.1665in" fo:text-indent="0in" style:auto-text-indent="false"/>
      <style:text-properties style:font-name="Arial" fo:font-size="20pt" fo:language="en" fo:country="US" style:font-size-asian="20pt" style:font-size-complex="20pt"/>
    </style:style>
    <style:style style:name="P31" style:family="paragraph" style:parent-style-name="Standard">
      <style:paragraph-properties fo:margin-left="0.2083in" fo:margin-right="0.1665in" fo:text-indent="0in" style:auto-text-indent="false"/>
      <style:text-properties style:font-name="Consolas"/>
    </style:style>
    <style:style style:name="P32" style:family="paragraph" style:parent-style-name="Standard">
      <style:paragraph-properties fo:margin-left="0.2083in" fo:margin-right="0.1665in" fo:text-indent="0in" style:auto-text-indent="false"/>
      <style:text-properties style:font-name="Consolas" fo:font-size="14pt" style:font-size-asian="12.25pt" style:font-size-complex="14pt"/>
    </style:style>
    <style:style style:name="P33" style:family="paragraph" style:parent-style-name="Standard">
      <style:paragraph-properties fo:margin-left="0.1945in" fo:margin-right="0.1665in" fo:text-indent="0in" style:auto-text-indent="false"/>
      <style:text-properties style:font-name="Arial" fo:font-size="14pt" style:font-size-asian="12.25pt" style:font-size-complex="14pt"/>
    </style:style>
    <style:style style:name="P34" style:family="paragraph" style:parent-style-name="Standard">
      <style:paragraph-properties fo:margin-left="0.1945in" fo:margin-right="0.1665in" fo:text-indent="0in" style:auto-text-indent="false"/>
      <style:text-properties style:font-name="Arial" fo:font-size="14pt" fo:font-style="normal" style:font-size-asian="12.25pt" style:font-style-asian="normal" style:font-size-complex="14pt" style:font-style-complex="normal"/>
    </style:style>
    <style:style style:name="P35" style:family="paragraph" style:parent-style-name="Standard">
      <style:paragraph-properties fo:margin-left="0.1665in" fo:margin-right="0.1665in" fo:text-indent="0in" style:auto-text-indent="false"/>
      <style:text-properties style:font-name="Arial" fo:font-size="14pt" style:font-size-asian="12.25pt" style:font-size-complex="14pt"/>
    </style:style>
    <style:style style:name="P36" style:family="paragraph" style:parent-style-name="Standard">
      <style:paragraph-properties fo:margin-left="0.2362in" fo:margin-right="0in" fo:text-align="start" style:justify-single-word="false" fo:text-indent="0in" style:auto-text-indent="false"/>
      <style:text-properties style:font-name="Arial" fo:font-size="14pt" fo:font-style="normal" style:text-underline-style="solid" style:text-underline-width="auto" style:text-underline-color="font-color" style:font-size-asian="12.25pt" style:font-style-asian="normal" style:font-size-complex="14pt" style:font-style-complex="normal"/>
    </style:style>
    <style:style style:name="P37" style:family="paragraph" style:parent-style-name="Standard">
      <style:paragraph-properties fo:margin-left="0.2362in" fo:margin-right="0in" fo:text-align="start" style:justify-single-word="false" fo:text-indent="0in" style:auto-text-indent="false"/>
      <style:text-properties style:font-name="Arial" fo:font-size="14pt" fo:font-style="normal" style:text-underline-style="none" style:font-size-asian="12.25pt" style:font-style-asian="normal" style:font-size-complex="14pt" style:font-style-complex="normal"/>
    </style:style>
    <style:style style:name="P38" style:family="paragraph" style:parent-style-name="Standard">
      <style:paragraph-properties fo:margin-left="0.1945in" fo:margin-right="0in" fo:text-indent="0in" style:auto-text-indent="false"/>
      <style:text-properties style:font-name="Arial" fo:font-size="14pt" fo:font-style="normal" style:text-underline-style="none" style:font-size-asian="12.25pt" style:font-style-asian="normal" style:font-size-complex="14pt" style:font-style-complex="normal"/>
    </style:style>
    <style:style style:name="P39" style:family="paragraph" style:parent-style-name="Standard">
      <style:paragraph-properties fo:margin-left="0.1945in" fo:margin-right="0in" fo:text-indent="0in" style:auto-text-indent="false"/>
      <style:text-properties style:font-name="Arial" fo:font-size="14pt" fo:font-style="normal" style:font-size-asian="12.25pt" style:font-style-asian="normal" style:font-size-complex="14pt" style:font-style-complex="normal"/>
    </style:style>
    <style:style style:name="P40" style:family="paragraph" style:parent-style-name="Standard">
      <style:paragraph-properties fo:margin-left="0.1945in" fo:margin-right="0in" fo:text-indent="0in" style:auto-text-indent="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1" style:family="paragraph" style:parent-style-name="Standard" style:list-style-name="L1"/>
    <style:style style:name="P42" style:family="paragraph" style:parent-style-name="Standard" style:list-style-name="L2">
      <style:text-properties style:font-name="Arial" fo:font-size="14pt" style:text-underline-style="solid" style:text-underline-width="auto" style:text-underline-color="font-color" style:font-size-asian="14pt" style:font-size-complex="14pt"/>
    </style:style>
    <style:style style:name="P43" style:family="paragraph" style:parent-style-name="Standard" style:list-style-name="L4">
      <style:text-properties style:font-name="Arial" fo:font-size="14pt" style:font-size-asian="12.25pt" style:font-size-complex="14pt"/>
    </style:style>
    <style:style style:name="P44" style:family="paragraph" style:parent-style-name="Standard" style:list-style-name="L3"/>
    <style:style style:name="P45" style:family="paragraph" style:parent-style-name="Standard" style:list-style-name="L3">
      <style:text-properties style:text-underline-style="solid" style:text-underline-width="auto" style:text-underline-color="font-color"/>
    </style:style>
    <style:style style:name="P46" style:family="paragraph" style:parent-style-name="Standard" style:list-style-name="L4">
      <style:paragraph-properties fo:margin-left="0.7083in" fo:margin-right="0.1945in" fo:text-indent="-0.25in" style:auto-text-indent="false">
        <style:tab-stops/>
      </style:paragraph-properties>
      <style:text-properties style:font-name="Arial" fo:font-size="14pt" style:font-size-asian="12.25pt" style:font-size-complex="14pt"/>
    </style:style>
    <style:style style:name="P47" style:family="paragraph" style:parent-style-name="Standard">
      <style:paragraph-properties fo:margin-left="0.2083in" fo:margin-right="0.1665in" fo:text-indent="0in" style:auto-text-indent="false"/>
      <style:text-properties style:font-name="Arial" fo:font-size="14pt" style:font-size-asian="12.25pt" style:font-size-complex="14pt"/>
    </style:style>
    <style:style style:name="P48" style:family="paragraph" style:parent-style-name="Standard">
      <style:paragraph-properties fo:margin-left="0.2083in" fo:margin-right="0.1665in" fo:text-indent="0in" style:auto-text-indent="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49" style:family="paragraph" style:parent-style-name="Standard">
      <style:paragraph-properties fo:margin-left="0.2083in" fo:margin-right="0.1665in" fo:text-indent="0in" style:auto-text-indent="false"/>
      <style:text-properties style:font-name="Arial" fo:font-size="14pt" style:text-underline-style="solid" style:text-underline-width="auto" style:text-underline-color="font-color" style:font-size-asian="12.25pt" style:font-size-complex="14pt"/>
    </style:style>
    <style:style style:name="P50" style:family="paragraph" style:parent-style-name="Standard">
      <style:paragraph-properties fo:margin-left="0.2083in" fo:margin-right="0.1665in" fo:text-indent="0in" style:auto-text-indent="false"/>
      <style:text-properties style:font-name="Arial" fo:font-size="14pt" style:text-underline-style="none" style:font-size-asian="12.25pt" style:font-size-complex="14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font-name="Arial" fo:font-size="14pt" fo:font-style="normal" style:text-underline-style="none" style:font-size-asian="12.25pt" style:font-style-asian="normal" style:font-size-complex="14pt" style:font-style-complex="normal"/>
    </style:style>
    <style:style style:name="T5"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style:font-name="Arial" fo:font-size="14pt" fo:font-style="normal" style:text-underline-style="solid" style:text-underline-width="auto" style:text-underline-color="font-color" style:font-size-asian="12.25pt" style:font-style-asian="normal" style:font-size-complex="14pt" style:font-style-complex="normal"/>
    </style:style>
    <style:style style:name="T7" style:family="text">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font-name="Arial" fo:font-size="14pt" fo:font-style="italic" style:text-underline-style="solid" style:text-underline-width="auto" style:text-underline-color="font-color" style:font-size-asian="12.25pt" style:font-style-asian="italic" style:font-size-complex="14pt" style:font-style-complex="italic"/>
    </style:style>
    <style:style style:name="T10" style:family="text">
      <style:text-properties style:font-name="Arial" fo:font-size="14pt" style:font-size-asian="12.25pt" style:font-size-complex="14pt"/>
    </style:style>
    <style:style style:name="T11" style:family="text">
      <style:text-properties style:font-name="Arial" fo:font-size="14pt" style:text-underline-style="solid" style:text-underline-width="auto" style:text-underline-color="font-color" style:font-size-asian="12.25pt" style:font-size-complex="14pt"/>
    </style:style>
    <style:style style:name="T12" style:family="text">
      <style:text-properties style:font-name="Arial" fo:font-size="14pt" style:text-underline-style="none" style:font-size-asian="12.25pt" style:font-size-complex="14pt"/>
    </style:style>
    <style:style style:name="T13" style:family="text">
      <style:text-properties style:font-name="Arial" fo:language="en" fo:country="US"/>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fo:color="#000000"/>
    </style:style>
    <style:style style:name="T17" style:family="text">
      <style:text-properties fo:color="#000000" fo:language="en" fo:country="US"/>
    </style:style>
    <style:style style:name="T18" style:family="text">
      <style:text-properties fo:color="#000000" style:font-name="Arial"/>
    </style:style>
    <style:style style:name="T19" style:family="text">
      <style:text-properties fo:color="#000000" style:font-name="Arial" fo:font-size="14pt" style:font-size-asian="12.25pt" style:font-size-complex="14pt"/>
    </style:style>
    <style:style style:name="T20" style:family="text">
      <style:text-properties fo:color="#000000" fo:font-size="14pt" style:font-size-asian="12.25pt" style:font-size-complex="14pt"/>
    </style:style>
    <style:style style:name="T21" style:family="text">
      <style:text-properties fo:color="#0000bb"/>
    </style:style>
    <style:style style:name="T22" style:family="text">
      <style:text-properties fo:color="#0000bb" fo:language="en" fo:country="US"/>
    </style:style>
    <style:style style:name="T23" style:family="text">
      <style:text-properties fo:color="#0000bb" fo:font-size="14pt" style:font-size-asian="12.25pt" style:font-size-complex="14pt"/>
    </style:style>
    <style:style style:name="T24" style:family="text">
      <style:text-properties fo:color="#ff8000"/>
    </style:style>
    <style:style style:name="T25" style:family="text">
      <style:text-properties fo:color="#ff8000" fo:language="en" fo:country="US"/>
    </style:style>
    <style:style style:name="T26" style:family="text">
      <style:text-properties fo:color="#ff8000" fo:font-size="14pt" style:font-size-asian="12.25pt" style:font-size-complex="14pt"/>
    </style:style>
    <style:style style:name="T27" style:family="text">
      <style:text-properties fo:color="#007700"/>
    </style:style>
    <style:style style:name="T28" style:family="text">
      <style:text-properties fo:color="#007700" fo:language="en" fo:country="US"/>
    </style:style>
    <style:style style:name="T29" style:family="text">
      <style:text-properties fo:color="#007700" fo:font-size="14pt" style:font-size-asian="12.25pt" style:font-size-complex="14pt"/>
    </style:style>
    <style:style style:name="T30" style:family="text">
      <style:text-properties fo:color="#dd0000"/>
    </style:style>
    <style:style style:name="T31" style:family="text">
      <style:text-properties fo:color="#dd0000" fo:font-size="14pt"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ggmr View</text:p>
      <text:p text:style-name="P3"/>
      <text:p text:style-name="P14">The view layer is responsible for handling the output of a prggmr cycle and is typically the last operating performed during a cycle, which will allow the view to “validate” various objects via a common interface before the content is rendered to the user, this can be operations such as insuring the response object has generated the header responses before outputting any data.</text:p>
      <text:p text:style-name="P14"/>
      <text:p text:style-name="P14">The following documentation is part of the Prggmr Roadmap.</text:p>
      <text:p text:style-name="P14"/>
      <text:p text:style-name="P26">Index</text:p>
      <text:p text:style-name="P28"/>
      <text:p text:style-name="P28">Templates &amp; Template Engines …................................................ 1</text:p>
      <text:p text:style-name="P28"><text:tab/>Engines Overview …........................................................ <text:s text:c="2"/>1.1</text:p>
      <text:p text:style-name="P28"><text:tab/>Engines Interface Architecture …...................................... <text:s/>1.2</text:p>
      <text:p text:style-name="P28"><text:tab/>Engines Communication with the view …......................... <text:s/>1.3</text:p>
      <text:p text:style-name="P28"><text:tab/>Adding Engines to Prggmr …............................................ <text:s/>1.4</text:p>
      <text:p text:style-name="P28"><text:tab/>Assigning Template vars …............................................... <text:s/>1.5</text:p>
      <text:p text:style-name="P28"><text:tab/>Template directory structure ….......................................... <text:s/>1.6</text:p>
      <text:p text:style-name="P28"><text:tab/>Rendering templates …..................................................... <text:s/>1.7</text:p>
      <text:p text:style-name="P28"><text:tab/></text:p>
      <text:p text:style-name="P28">Filters …....................................................................................... <text:s/>2</text:p>
      <text:p text:style-name="P28"><text:tab/>Filters Overview …............................................................. 2.1</text:p>
      <text:p text:style-name="P28"><text:tab/>Adding Filters <text:s/>.…......…..................................................... 2.2</text:p>
      <text:p text:style-name="P28"><text:tab/>Using filters ….................................................................... 2.4</text:p>
      <text:p text:style-name="P28"><text:s/><text:tab/></text:p>
      <text:p text:style-name="P28">Helpers</text:p>
      <text:p text:style-name="P28"><text:tab/>Helpers Overview …............................................................ <text:s/>3</text:p>
      <text:p text:style-name="P28"><text:tab/>Interface Architecture …..................................................... 3.1</text:p>
      <text:p text:style-name="P28"><text:tab/>Using Helpers <text:s/>…............................................................... 3.2</text:p>
      <text:p text:style-name="P28"/>
      <text:p text:style-name="P28">Events …...................................................................................... <text:s/>4</text:p>
      <text:p text:style-name="P28"><text:tab/>View Events …...…............................................................. 4.1</text:p>
      <text:p text:style-name="P14"/>
      <text:p text:style-name="P14"><text:soft-page-break/></text:p>
      <text:p text:style-name="P14"/>
      <text:p text:style-name="P27"/>
      <text:p text:style-name="P27"/>
      <text:p text:style-name="P27">Templates &amp; Template Engines</text:p>
      <text:p text:style-name="P14"/>
      <text:p text:style-name="P29">1.1 <text:s/><text:span text:style-name="T1">Templates Engines Overview</text:span></text:p>
      <text:p text:style-name="P29"/>
      <text:p text:style-name="P15">Engines are the common interface prggmr uses when it will generate output <text:s/>via templates, the engines are decoupled from the prggmr view object itself and are a very simple and generic interface for interacting with a much more in-depth external engine library, although by default Prggmr ships with a sustainable engine which parses templates using ordinary PHP syntax the main purpose is to allow the availability of much more powerful template engines such as Smarty, Dwoo and others to be directly implemented into the view without any user required interaction.</text:p>
      <text:p text:style-name="P15"/>
      <text:p text:style-name="P29">1.2 <text:s/><text:span text:style-name="T1">Engines Interface Architecture</text:span></text:p>
      <text:p text:style-name="P29"/>
      <text:p text:style-name="P15">Engines are very simply polymorphic objects which communicate with a much more powerful external library seamlessly from the view object, to achieve this level of transparency engines are interacted during method calls to the view itself rather than needing direct calls to the engine for tasks that are generally considered standard for most template libraries, it is still possible to obtain a copy of the Engine object itself from within the view when the scope of Prggmr's interface becomes obsolete for certain library specific operations.</text:p>
      <text:p text:style-name="P15"/>
      <text:p text:style-name="P15">The following is the interface methods in which a external library will be required to build to support interaction from within Prggmr's view.</text:p>
      <text:p text:style-name="P15"/>
      <text:p text:style-name="P17"><text:span text:style-name="T1">BuildEngine</text:span> </text:p>
      <text:p text:style-name="P34"><text:s/>A Method call which is made when a new engine is added to the view, this <text:s/>method is to be used for building the template libraries environment setup. </text:p>
      <text:p text:style-name="P21"/>
      <text:p text:style-name="P22">Variables</text:p>
      <text:p text:style-name="P23"/>
      <text:list xml:id="list521372226" text:style-name="L1">
        <text:list-item>
          <text:p text:style-name="P41"><text:soft-page-break/><text:span text:style-name="T6">Config</text:span><text:span text:style-name="T4"> : An array of configuration variables that will be passed for building the environment.</text:span></text:p>
        </text:list-item>
        <text:list-item>
          <text:p text:style-name="P41"><text:span text:style-name="T6">View</text:span><text:span text:style-name="T4"> <text:s text:c="2"/>: The current view instance that this engine will sit within, this is provided to allow the engine to recompile itself with the view.</text:span></text:p>
        </text:list-item>
      </text:list>
      <text:p text:style-name="P4"/>
      <text:p text:style-name="P36"/>
      <text:p text:style-name="P36">Return</text:p>
      <text:p text:style-name="P37">The view will always expect this method to return true on a successful compilation of <text:s/>it's environment, otherwise prggmr will not add this engine onto the engines stack.</text:p>
      <text:p text:style-name="P38"/>
      <text:p text:style-name="P39"/>
      <text:p text:style-name="P16"><text:span text:style-name="T14">Assign</text:span> </text:p>
      <text:p text:style-name="P21">The method for adding vars into the template library, this method is called when a property is added or modified within the view via overloading or a call to the views property methods. This method should be flexible with how variables are obtained from the view as they may and can be provided in a range of configurations, such as a simple key, value pair, a multi-depth array containing key, value pairs and helper objects.</text:p>
      <text:p text:style-name="P21"/>
      <text:p text:style-name="P17"><text:span text:style-name="T2">Variables</text:span><text:span text:style-name="T3"> </text:span></text:p>
      <text:p text:style-name="P23"/>
      <text:list xml:id="list46249664" text:style-name="L2">
        <text:list-item>
          <text:p text:style-name="P42"><text:span text:style-name="T2">Key</text:span><text:span text:style-name="T3"> : <text:s/>The key that this variable will use.</text:span></text:p>
        </text:list-item>
        <text:list-item>
          <text:p text:style-name="P42"><text:span text:style-name="T2">Value</text:span><text:span text:style-name="T3"> : <text:s/>The value of the variable.</text:span></text:p>
        </text:list-item>
      </text:list>
      <text:p text:style-name="P5"/>
      <text:p text:style-name="P8"><text:span text:style-name="T2">Return</text:span><text:span text:style-name="T3"> </text:span></text:p>
      <text:p text:style-name="P9">This method has no requirements for validating that a variable has been sustained to the libraries object, this operation should be performed from within the library itself.</text:p>
      <text:p text:style-name="P9"/>
      <text:p text:style-name="P11">Compile</text:p>
      <text:p text:style-name="P10">The method which will be used for compiling a template, this method will be called via the views ( render ) method.</text:p>
      <text:p text:style-name="P10"/>
      <text:p text:style-name="P12">Variables</text:p>
      <text:p text:style-name="P10"/>
      <text:list xml:id="list549083241" text:style-name="L3">
        <text:list-item>
          <text:p text:style-name="P44"><text:span text:style-name="T7">Template</text:span><text:span text:style-name="T5"> – The filename of the template for which the engine will be required to compile, this will not include the full path to the template itself as this should be handled within the library, but it will contain the path that prggmr has constructed via its view configuration.</text:span></text:p>
        </text:list-item>
        <text:list-item>
          <text:p text:style-name="P45"><text:span text:style-name="T8">Vars</text:span><text:span text:style-name="T5"> – An array of variables that will be passed to the compiler, these variables will be additional variables that are passed to the ( render ) </text:span><text:soft-page-break/><text:span text:style-name="T5">method, and may overwrite anything that is currently in the libraries registry.</text:span></text:p>
        </text:list-item>
      </text:list>
      <text:p text:style-name="P6"/>
      <text:p text:style-name="P40"/>
      <text:p text:style-name="P40"/>
      <text:p text:style-name="P40"/>
      <text:p text:style-name="P40">Return</text:p>
      <text:p text:style-name="P35">This method is required to return a string of the compiled template, if a </text:p>
      <text:p text:style-name="P33">string is not returned the results will be ignored and Prggmr will proceed to parse the template using the default engine or a subsequent engine if it exists within the stack. </text:p>
      <text:p text:style-name="P15"/>
      <text:p text:style-name="P18">getObject</text:p>
      <text:p text:style-name="P15">Returns a callable interactive object reference used for direct interaction with the template engine when the view interface becomes obsolete, and library specific operations must be performed.</text:p>
      <text:p text:style-name="P15"/>
      <text:p text:style-name="P19">Variables</text:p>
      <text:p text:style-name="P24">None</text:p>
      <text:p text:style-name="P24"/>
      <text:p text:style-name="P19">Return</text:p>
      <text:p text:style-name="P15"><text:span text:style-name="T15">The return must be an object reference to the template library, the return will <text:s/>not attempt any validation on the object other than if it is an object. </text:span><text:s/></text:p>
      <text:p text:style-name="P15"/>
      <text:p text:style-name="P18">path</text:p>
      <text:p text:style-name="P15">This method will add a directory for which the engine will transverse when compiling templates.</text:p>
      <text:p text:style-name="P15"/>
      <text:p text:style-name="P19">Variables</text:p>
      <text:p text:style-name="P24">None</text:p>
      <text:p text:style-name="P24"/>
      <text:p text:style-name="P19">Return</text:p>
      <text:p text:style-name="P15"><text:span text:style-name="T15">The return must be an object reference to the template library, the return will <text:s/>not attempt any validation on the object other than if it is an object. </text:span></text:p>
      <text:p text:style-name="P15"/>
      <text:p text:style-name="P29">1.3 <text:s/><text:span text:style-name="T1">Engines</text:span> <text:span text:style-name="T1">Communicating with the View</text:span></text:p>
      <text:p text:style-name="P29"/>
      <text:p text:style-name="P15">Engines themselves will never have the privilege of having a direct line of communicating to the View object, this is done for a number of reasons.</text:p>
      <text:p text:style-name="P15"/>
      <text:list xml:id="list711389881" text:style-name="L4">
        <text:list-item>
          <text:p text:style-name="P46">Template Engines are decoupled from the view, a direct line of <text:soft-page-break/>communication back and forth requires a greater depth for the interface and simplicity is key.</text:p>
        </text:list-item>
        <text:list-item>
          <text:p text:style-name="P43">Other than the view passing variables and the engine returning compiled templates the two objects have no other requirements for communicating.</text:p>
        </text:list-item>
        <text:list-item>
          <text:p text:style-name="P43">Template libraries have no standard method of development, which would require the view to accommodate a vast array of communication interfaces which could very easily be called via the getObject method decoupling the communication.</text:p>
        </text:list-item>
      </text:list>
      <text:p text:style-name="P7"/>
      <text:p text:style-name="P29"/>
      <text:p text:style-name="P29"/>
      <text:p text:style-name="P29"/>
      <text:p text:style-name="P29"/>
      <text:p text:style-name="P29">1.4 <text:s/><text:span text:style-name="T1">Adding Engines to Prggmr</text:span></text:p>
      <text:p text:style-name="P29"/>
      <text:p text:style-name="P13"><text:span text:style-name="T10">Template engines are to be stored in a centralized location within the Prggmr library at </text:span><text:span text:style-name="T9">lib/vendors/render/engines</text:span><text:span text:style-name="T10"> and must include a single engine object which will be used for communication with Prggmr's View.</text:span></text:p>
      <text:p text:style-name="P15"/>
      <text:p text:style-name="P15">The following is a brief example of a template engines interface which communicates with Prggmr.</text:p>
      <text:p text:style-name="P15"/>
      <text:p text:style-name="P31"><text:span text:style-name="Source_20_Text"><text:span text:style-name="T22">&lt;?php<text:line-break/></text:span></text:span><text:span text:style-name="Source_20_Text"><text:span text:style-name="T25">// Namespace<text:line-break/></text:span></text:span><text:span text:style-name="Source_20_Text"><text:span text:style-name="T28">namespace </text:span></text:span><text:span text:style-name="Source_20_Text"><text:span text:style-name="T22">prggmr</text:span></text:span><text:span text:style-name="Source_20_Text"><text:span text:style-name="T28">\</text:span></text:span><text:span text:style-name="Source_20_Text"><text:span text:style-name="T22">venders</text:span></text:span><text:span text:style-name="Source_20_Text"><text:span text:style-name="T28">\</text:span></text:span><text:span text:style-name="Source_20_Text"><text:span text:style-name="T22">render</text:span></text:span><text:span text:style-name="Source_20_Text"><text:span text:style-name="T28">\</text:span></text:span><text:span text:style-name="Source_20_Text"><text:span text:style-name="T22">engines</text:span></text:span><text:span text:style-name="Source_20_Text"><text:span text:style-name="T28">;<text:line-break/><text:line-break/></text:span></text:span><text:span text:style-name="Source_20_Text"><text:span text:style-name="T25">// Prggmr internal engine interface<text:line-break/></text:span></text:span><text:span text:style-name="Source_20_Text"><text:span text:style-name="T28">use </text:span></text:span><text:span text:style-name="Source_20_Text"><text:span text:style-name="T22">prggmr</text:span></text:span><text:span text:style-name="Source_20_Text"><text:span text:style-name="T28">\</text:span></text:span><text:span text:style-name="Source_20_Text"><text:span text:style-name="T22">render</text:span></text:span><text:span text:style-name="Source_20_Text"><text:span text:style-name="T28">\</text:span></text:span><text:span text:style-name="Source_20_Text"><text:span text:style-name="T22">engine </text:span></text:span><text:span text:style-name="Source_20_Text"><text:span text:style-name="T28">as </text:span></text:span><text:span text:style-name="Source_20_Text"><text:span text:style-name="T22">engine</text:span></text:span><text:span text:style-name="Source_20_Text"><text:span text:style-name="T28">;<text:line-break/><text:line-break/></text:span></text:span><text:span text:style-name="Source_20_Text"><text:span text:style-name="T25">// Name of this engine<text:line-break/></text:span></text:span><text:span text:style-name="Source_20_Text"><text:span text:style-name="T28">class </text:span></text:span><text:span text:style-name="Source_20_Text"><text:span text:style-name="T22">Smarty </text:span></text:span><text:span text:style-name="Source_20_Text"><text:span text:style-name="T28">extends </text:span></text:span><text:span text:style-name="Source_20_Text"><text:span text:style-name="T22">engine</text:span></text:span><text:span text:style-name="Source_20_Text"><text:span text:style-name="T28">\</text:span></text:span><text:span text:style-name="Source_20_Text"><text:span text:style-name="T22">EngineAbstract </text:span></text:span><text:span text:style-name="Source_20_Text"><text:span text:style-name="T28">{<text:line-break/>    <text:line-break/>    public function </text:span></text:span><text:span text:style-name="Source_20_Text"><text:span text:style-name="T22">buildEngine</text:span></text:span><text:span text:style-name="Source_20_Text"><text:span text:style-name="T28">(</text:span></text:span><text:span text:style-name="Source_20_Text"><text:span text:style-name="T22">$options</text:span></text:span><text:span text:style-name="Source_20_Text"><text:span text:style-name="T28">, </text:span></text:span><text:span text:style-name="Source_20_Text"><text:span text:style-name="T22">$view</text:span></text:span><text:span text:style-name="Source_20_Text"><text:span text:style-name="T28">)<text:line-break/>    {<text:line-break/>        </text:span></text:span><text:span text:style-name="Source_20_Text"><text:span text:style-name="T25">// build the environment<text:line-break/>        <text:line-break/>        // return true to ensure our engine is added to the stack.<text:line-break/>        </text:span></text:span><text:span text:style-name="Source_20_Text"><text:span text:style-name="T28">return </text:span></text:span><text:span text:style-name="Source_20_Text"><text:span text:style-name="T22">true</text:span></text:span><text:span text:style-name="Source_20_Text"><text:span text:style-name="T28">;<text:line-break/>    }<text:line-break/>    <text:line-break/></text:span></text:span><text:soft-page-break/><text:span text:style-name="Source_20_Text"><text:span text:style-name="T28">    public function </text:span></text:span><text:span text:style-name="Source_20_Text"><text:span text:style-name="T22">assign</text:span></text:span><text:span text:style-name="Source_20_Text"><text:span text:style-name="T28">(</text:span></text:span><text:span text:style-name="Source_20_Text"><text:span text:style-name="T22">$key</text:span></text:span><text:span text:style-name="Source_20_Text"><text:span text:style-name="T28">, </text:span></text:span><text:span text:style-name="Source_20_Text"><text:span text:style-name="T22">$value</text:span></text:span><text:span text:style-name="Source_20_Text"><text:span text:style-name="T28">)<text:line-break/>    {<text:line-break/>        </text:span></text:span><text:span text:style-name="Source_20_Text"><text:span text:style-name="T25">// assign the engine the following var<text:line-break/>    </text:span></text:span><text:span text:style-name="Source_20_Text"><text:span text:style-name="T28">}<text:line-break/>    <text:line-break/>    public function </text:span></text:span><text:span text:style-name="Source_20_Text"><text:span text:style-name="T22">compile</text:span></text:span><text:span text:style-name="Source_20_Text"><text:span text:style-name="T28">(</text:span></text:span><text:span text:style-name="Source_20_Text"><text:span text:style-name="T22">$template</text:span></text:span><text:span text:style-name="Source_20_Text"><text:span text:style-name="T28">, </text:span></text:span><text:span text:style-name="Source_20_Text"><text:span text:style-name="T22">$vars</text:span></text:span><text:span text:style-name="Source_20_Text"><text:span text:style-name="T28">)<text:line-break/>    {<text:line-break/>        </text:span></text:span><text:span text:style-name="Source_20_Text"><text:span text:style-name="T25">// compile and return the template string<text:line-break/>    </text:span></text:span><text:span text:style-name="Source_20_Text"><text:span text:style-name="T28">}<text:line-break/>}</text:span></text:span><text:span text:style-name="Source_20_Text"><text:span text:style-name="T17"> </text:span></text:span></text:p>
      <text:p text:style-name="P30"/>
      <text:p text:style-name="P25">This file would be then be located at lib/venders/render/engines/smarty.php with the Smarty library located at lib/venders/render/engines/Smarty.</text:p>
      <text:p text:style-name="P25"/>
      <text:p text:style-name="P32"><text:span text:style-name="T13">Once the engine interface and library have been installed and built the </text:span><text:span text:style-name="T13">engine can be added to the view object by using the views ( engine ) method which requires the engine name and any options to pass to the engines build method.</text:span></text:p>
      <text:p text:style-name="P25"/>
      <text:p text:style-name="P25">The following example demonstrates adding a engine to Prggmr's view.</text:p>
      <text:p text:style-name="P25"/>
      <text:p text:style-name="P25"/>
      <text:p text:style-name="P32"><text:span text:style-name="Source_20_Text"><text:span text:style-name="T21">&lt;?php<text:line-break/><text:line-break/></text:span></text:span><text:span text:style-name="Source_20_Text"><text:span text:style-name="T27">use </text:span></text:span><text:span text:style-name="Source_20_Text"><text:span text:style-name="T21">prggmr</text:span></text:span><text:span text:style-name="Source_20_Text"><text:span text:style-name="T27">\</text:span></text:span><text:span text:style-name="Source_20_Text"><text:span text:style-name="T21">render </text:span></text:span><text:span text:style-name="Source_20_Text"><text:span text:style-name="T27">as </text:span></text:span><text:span text:style-name="Source_20_Text"><text:span text:style-name="T21">render</text:span></text:span><text:span text:style-name="Source_20_Text"><text:span text:style-name="T27">;<text:line-break/><text:line-break/></text:span></text:span><text:span text:style-name="Source_20_Text"><text:span text:style-name="T21">$view </text:span></text:span><text:span text:style-name="Source_20_Text"><text:span text:style-name="T27">= new </text:span></text:span><text:span text:style-name="Source_20_Text"><text:span text:style-name="T21">render</text:span></text:span><text:span text:style-name="Source_20_Text"><text:span text:style-name="T27">\</text:span></text:span><text:span text:style-name="Source_20_Text"><text:span text:style-name="T21">View</text:span></text:span><text:span text:style-name="Source_20_Text"><text:span text:style-name="T27">();<text:line-break/><text:line-break/></text:span></text:span><text:span text:style-name="Source_20_Text"><text:span text:style-name="T21">$view</text:span></text:span><text:span text:style-name="Source_20_Text"><text:span text:style-name="T27">-&gt;</text:span></text:span><text:span text:style-name="Source_20_Text"><text:span text:style-name="T21">engine</text:span></text:span><text:span text:style-name="Source_20_Text"><text:span text:style-name="T27">(</text:span></text:span><text:span text:style-name="Source_20_Text"><text:span text:style-name="T30">'Smarty'</text:span></text:span><text:span text:style-name="Source_20_Text"><text:span text:style-name="T27">, </text:span></text:span><text:span text:style-name="Source_20_Text"><text:span text:style-name="T21">$options</text:span></text:span><text:span text:style-name="Source_20_Text"><text:span text:style-name="T27">);<text:line-break/><text:line-break/></text:span></text:span><text:span text:style-name="Source_20_Text"><text:span text:style-name="T21">?&gt;</text:span></text:span><text:span text:style-name="Source_20_Text"><text:span text:style-name="T16"> </text:span></text:span></text:p>
      <text:p text:style-name="P32"><text:span text:style-name="Source_20_Text"><text:span text:style-name="T16"/></text:span></text:p>
      <text:p text:style-name="P29">1.3 <text:s/><text:span text:style-name="T1">Assigning Template Vars</text:span></text:p>
      <text:p text:style-name="P29"/>
      <text:p text:style-name="P32"><text:span text:style-name="Source_20_Text"><text:span text:style-name="T18">Template variables are the variables which will be used when compiling templates and are stored within the Views ( attributes ) property. Template vars are seamlessly integrated into all engines that have been added to the current view object when they are added and or modified from within the view object removing the need to manage multiple engine vars and adding the feature of allowing engines to transparently communicate their vars from Prggmr's view.</text:span></text:span></text:p>
      <text:p text:style-name="P32"><text:span text:style-name="Source_20_Text"><text:span text:style-name="T18"/></text:span></text:p>
      <text:p text:style-name="P32"><text:soft-page-break/><text:span text:style-name="Source_20_Text"><text:span text:style-name="T18">The following code demonstrates how vars can be added to the view.</text:span></text:span></text:p>
      <text:p text:style-name="P32"><text:span text:style-name="Source_20_Text"><text:span text:style-name="T18"/></text:span></text:p>
      <text:p text:style-name="P31"><text:span text:style-name="Source_20_Text"><text:span text:style-name="T23">&lt;?php<text:line-break/><text:line-break/></text:span></text:span><text:span text:style-name="Source_20_Text"><text:span text:style-name="T29">use </text:span></text:span><text:span text:style-name="Source_20_Text"><text:span text:style-name="T23">prggmr</text:span></text:span><text:span text:style-name="Source_20_Text"><text:span text:style-name="T29">\</text:span></text:span><text:span text:style-name="Source_20_Text"><text:span text:style-name="T23">render </text:span></text:span><text:span text:style-name="Source_20_Text"><text:span text:style-name="T29">as </text:span></text:span><text:span text:style-name="Source_20_Text"><text:span text:style-name="T23">render</text:span></text:span><text:span text:style-name="Source_20_Text"><text:span text:style-name="T29">;<text:line-break/><text:line-break/></text:span></text:span><text:span text:style-name="Source_20_Text"><text:span text:style-name="T23">$view </text:span></text:span><text:span text:style-name="Source_20_Text"><text:span text:style-name="T29">= new </text:span></text:span><text:span text:style-name="Source_20_Text"><text:span text:style-name="T23">render</text:span></text:span><text:span text:style-name="Source_20_Text"><text:span text:style-name="T29">\</text:span></text:span><text:span text:style-name="Source_20_Text"><text:span text:style-name="T23">View</text:span></text:span><text:span text:style-name="Source_20_Text"><text:span text:style-name="T29">();<text:line-break/><text:line-break/></text:span></text:span><text:span text:style-name="Source_20_Text"><text:span text:style-name="T26">// Assign a simple key value pair<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text:span></text:span><text:span text:style-name="Source_20_Text"><text:span text:style-name="T31">'car'</text:span></text:span><text:span text:style-name="Source_20_Text"><text:span text:style-name="T29">, </text:span></text:span><text:span text:style-name="Source_20_Text"><text:span text:style-name="T31">'Honda S2000'</text:span></text:span><text:span text:style-name="Source_20_Text"><text:span text:style-name="T29">);<text:line-break/><text:line-break/></text:span></text:span><text:span text:style-name="Source_20_Text"><text:span text:style-name="T26">// Assign a multi-level array of key value pairs.<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array(<text:line-break/>    </text:span></text:span><text:span text:style-name="Source_20_Text"><text:span text:style-name="T31">'month' </text:span></text:span><text:span text:style-name="Source_20_Text"><text:span text:style-name="T29">=&gt; </text:span></text:span><text:span text:style-name="Source_20_Text"><text:span text:style-name="T31">'June'</text:span></text:span><text:span text:style-name="Source_20_Text"><text:span text:style-name="T29">,<text:line-break/></text:span></text:span><text:span text:style-name="Source_20_Text"><text:span text:style-name="T29">    </text:span></text:span><text:span text:style-name="Source_20_Text"><text:span text:style-name="T31">'day'   </text:span></text:span><text:span text:style-name="Source_20_Text"><text:span text:style-name="T29">=&gt; </text:span></text:span><text:span text:style-name="Source_20_Text"><text:span text:style-name="T31">'25th'</text:span></text:span><text:span text:style-name="Source_20_Text"><text:span text:style-name="T29">,<text:line-break/>    </text:span></text:span><text:span text:style-name="Source_20_Text"><text:span text:style-name="T31">'event' </text:span></text:span><text:span text:style-name="Source_20_Text"><text:span text:style-name="T29">=&gt; </text:span></text:span><text:span text:style-name="Source_20_Text"><text:span text:style-name="T31">'Kids Birthday'<text:line-break/></text:span></text:span><text:span text:style-name="Source_20_Text"><text:span text:style-name="T29">));<text:line-break/><text:line-break/></text:span></text:span><text:span text:style-name="Source_20_Text"><text:span text:style-name="T26">// Assign a form helper object<text:line-break/><text:line-break/></text:span></text:span><text:span text:style-name="Source_20_Text"><text:span text:style-name="T29">use </text:span></text:span><text:span text:style-name="Source_20_Text"><text:span text:style-name="T23">prggmr</text:span></text:span><text:span text:style-name="Source_20_Text"><text:span text:style-name="T29">\</text:span></text:span><text:span text:style-name="Source_20_Text"><text:span text:style-name="T23">render</text:span></text:span><text:span text:style-name="Source_20_Text"><text:span text:style-name="T29">\</text:span></text:span><text:span text:style-name="Source_20_Text"><text:span text:style-name="T23">helpers </text:span></text:span><text:span text:style-name="Source_20_Text"><text:span text:style-name="T29">as </text:span></text:span><text:span text:style-name="Source_20_Text"><text:span text:style-name="T23">helper</text:span></text:span><text:span text:style-name="Source_20_Text"><text:span text:style-name="T29">;<text:line-break/><text:line-break/></text:span></text:span><text:span text:style-name="Source_20_Text"><text:span text:style-name="T23">$form </text:span></text:span><text:span text:style-name="Source_20_Text"><text:span text:style-name="T29">= new </text:span></text:span><text:span text:style-name="Source_20_Text"><text:span text:style-name="T23">helper</text:span></text:span><text:span text:style-name="Source_20_Text"><text:span text:style-name="T29">\</text:span></text:span><text:span text:style-name="Source_20_Text"><text:span text:style-name="T23">Form</text:span></text:span><text:span text:style-name="Source_20_Text"><text:span text:style-name="T29">();<text:line-break/><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text:span></text:span><text:span text:style-name="Source_20_Text"><text:span text:style-name="T31">'myform'</text:span></text:span><text:span text:style-name="Source_20_Text"><text:span text:style-name="T29">,</text:span></text:span><text:span text:style-name="Source_20_Text"><text:span text:style-name="T23">$form</text:span></text:span><text:span text:style-name="Source_20_Text"><text:span text:style-name="T29">);<text:line-break/><text:line-break/></text:span></text:span><text:span text:style-name="Source_20_Text"><text:span text:style-name="T23">?&gt;</text:span></text:span><text:span text:style-name="Source_20_Text"><text:span text:style-name="T20"> </text:span></text:span><text:span text:style-name="Source_20_Text"><text:span text:style-name="T19"><text:s/></text:span></text:span></text:p>
      <text:p text:style-name="P31"><text:span text:style-name="Source_20_Text"><text:span text:style-name="T19"/></text:span></text:p>
      <text:p text:style-name="P29">1.3 <text:s/><text:span text:style-name="T1">Template directory structure</text:span></text:p>
      <text:p text:style-name="P29"/>
      <text:p text:style-name="P15">The directory structure for templates is completely up to the end developer when it really comes down to it, as Prggmr can provide a clear cut scheme for where and how templates should be stored, I have always seen that when the real dirt of an application is left for the developer to decide how it will be cleaned up it, it leaves you feeling clean and confident as you know you can structure your template files to accommodate your needs.</text:p>
      <text:p text:style-name="P15"/>
      <text:p text:style-name="P13"><text:span text:style-name="T10">This however does not mean Prggmr leaves everything up to the end developer when it comes time to begin developing templates, it rather gives them the flexibility to do whatever the hell they please and still conform to a </text:span><text:soft-page-break/><text:span text:style-name="T10">standard which will satisfy the boss. By default prggmr stores all its templates within the </text:span><text:span text:style-name="T11">templates</text:span><text:span text:style-name="T12"> directory within in application with engine specific templates stored within their respective directories.</text:span></text:p>
      <text:p text:style-name="P24"/>
      <text:p text:style-name="P24">The following is an example directory structure for a simple blog application which uses Prggmr's default along with Smarty as its engines.</text:p>
      <text:p text:style-name="P24"/>
      <text:p text:style-name="P24">templates /</text:p>
      <text:p text:style-name="P24"><text:tab/>smarty /</text:p>
      <text:p text:style-name="P24"><text:tab/><text:tab/>post.tpl</text:p>
      <text:p text:style-name="P24"><text:tab/><text:tab/>comments.tpl</text:p>
      <text:p text:style-name="P24"><text:tab/>prggmr /</text:p>
      <text:p text:style-name="P24"><text:tab/><text:tab/>header.phtml</text:p>
      <text:p text:style-name="P24"><text:tab/><text:tab/>footer.phtml<text:tab/></text:p>
      <text:p text:style-name="P24"/>
      <text:p text:style-name="P30"/>
      <text:p text:style-name="P29">1.3 <text:s/><text:span text:style-name="T1">Rendering Templates</text:span></text:p>
      <text:p text:style-name="P29"/>
      <text:p text:style-name="P15">Rendering templates is done using a very simple call to the Views ( render ) method, which then triggers calls to a default engine or the engine that is provided to be used, this also allows for template engines to work transparently together, if of course the template engine will allow for this depending on how it compiles.</text:p>
      <text:p text:style-name="P15"/>
      <text:p text:style-name="P15">The syntax for rendering a template is as follows.</text:p>
      <text:p text:style-name="P15"/>
      <text:p text:style-name="P13"><text:span text:style-name="Source_20_Text"><text:span text:style-name="T23">&lt;?php<text:line-break/><text:line-break/></text:span></text:span><text:span text:style-name="Source_20_Text"><text:span text:style-name="T29">use </text:span></text:span><text:span text:style-name="Source_20_Text"><text:span text:style-name="T23">prggmr</text:span></text:span><text:span text:style-name="Source_20_Text"><text:span text:style-name="T29">\</text:span></text:span><text:span text:style-name="Source_20_Text"><text:span text:style-name="T23">render </text:span></text:span><text:span text:style-name="Source_20_Text"><text:span text:style-name="T29">as </text:span></text:span><text:span text:style-name="Source_20_Text"><text:span text:style-name="T23">render</text:span></text:span><text:span text:style-name="Source_20_Text"><text:span text:style-name="T29">;<text:line-break/><text:line-break/></text:span></text:span><text:span text:style-name="Source_20_Text"><text:span text:style-name="T23">$view </text:span></text:span><text:span text:style-name="Source_20_Text"><text:span text:style-name="T29">= new </text:span></text:span><text:span text:style-name="Source_20_Text"><text:span text:style-name="T23">render</text:span></text:span><text:span text:style-name="Source_20_Text"><text:span text:style-name="T29">\</text:span></text:span><text:span text:style-name="Source_20_Text"><text:span text:style-name="T23">View</text:span></text:span><text:span text:style-name="Source_20_Text"><text:span text:style-name="T29">();<text:line-break/><text:line-break/></text:span></text:span><text:span text:style-name="Source_20_Text"><text:span text:style-name="T26">// Add the Smarty Engine and set as default<text:line-break/></text:span></text:span><text:span text:style-name="Source_20_Text"><text:span text:style-name="T23">$view</text:span></text:span><text:span text:style-name="Source_20_Text"><text:span text:style-name="T29">-&gt;</text:span></text:span><text:span text:style-name="Source_20_Text"><text:span text:style-name="T23">engine</text:span></text:span><text:span text:style-name="Source_20_Text"><text:span text:style-name="T29">(</text:span></text:span><text:span text:style-name="Source_20_Text"><text:span text:style-name="T31">'Smarty'</text:span></text:span><text:span text:style-name="Source_20_Text"><text:span text:style-name="T29">, </text:span></text:span><text:span text:style-name="Source_20_Text"><text:span text:style-name="T23">null</text:span></text:span><text:span text:style-name="Source_20_Text"><text:span text:style-name="T29">, </text:span></text:span><text:span text:style-name="Source_20_Text"><text:span text:style-name="T23">true</text:span></text:span><text:span text:style-name="Source_20_Text"><text:span text:style-name="T29">);<text:line-break/><text:line-break/></text:span></text:span><text:span text:style-name="Source_20_Text"><text:span text:style-name="T26">// Assign a simple key value pair<text:line-break/></text:span></text:span><text:span text:style-name="Source_20_Text"><text:span text:style-name="T23">$view</text:span></text:span><text:span text:style-name="Source_20_Text"><text:span text:style-name="T29">-&gt;</text:span></text:span><text:span text:style-name="Source_20_Text"><text:span text:style-name="T23">assign</text:span></text:span><text:span text:style-name="Source_20_Text"><text:span text:style-name="T29">(</text:span></text:span><text:span text:style-name="Source_20_Text"><text:span text:style-name="T31">'car'</text:span></text:span><text:span text:style-name="Source_20_Text"><text:span text:style-name="T29">, </text:span></text:span><text:span text:style-name="Source_20_Text"><text:span text:style-name="T31">'Honda S2000'</text:span></text:span><text:span text:style-name="Source_20_Text"><text:span text:style-name="T29">);<text:line-break/><text:line-break/></text:span></text:span><text:span text:style-name="Source_20_Text"><text:span text:style-name="T26">// Render out the hello.tpl template<text:line-break/></text:span></text:span><text:span text:style-name="Source_20_Text"><text:span text:style-name="T29">echo </text:span></text:span><text:span text:style-name="Source_20_Text"><text:span text:style-name="T23">$view</text:span></text:span><text:span text:style-name="Source_20_Text"><text:span text:style-name="T29">-&gt;</text:span></text:span><text:span text:style-name="Source_20_Text"><text:span text:style-name="T23">render</text:span></text:span><text:span text:style-name="Source_20_Text"><text:span text:style-name="T29">(</text:span></text:span><text:span text:style-name="Source_20_Text"><text:span text:style-name="T31">'hello.tpl'</text:span></text:span><text:span text:style-name="Source_20_Text"><text:span text:style-name="T29">);<text:line-break/></text:span></text:span><text:soft-page-break/><text:span text:style-name="Source_20_Text"><text:span text:style-name="T29"><text:line-break/></text:span></text:span><text:span text:style-name="Source_20_Text"><text:span text:style-name="T23">?&gt;</text:span></text:span><text:span text:style-name="Source_20_Text"><text:span text:style-name="T20"> </text:span></text:span></text:p>
      <text:p text:style-name="P27"/>
      <text:p text:style-name="P27"/>
      <text:p text:style-name="P27"/>
      <text:p text:style-name="P27"/>
      <text:p text:style-name="P27"/>
      <text:p text:style-name="P27">Filters</text:p>
      <text:p text:style-name="P14"/>
      <text:p text:style-name="P29">1.1 <text:s/><text:span text:style-name="T1">Filters Overview</text:span></text:p>
      <text:p text:style-name="P29"/>
      <text:p text:style-name="P20">Filters are methods for use with the view which can manipulate data to conform to specific requirements, filters unlike helpers are not interactive and allow only for a single call to itself returning a newly modified string. A filter in its basic form is a Closure which accepts 2 parameters the string to perform a filter operation on and an array of options for the filter.</text:p>
      <text:p text:style-name="P20"/>
      <text:p text:style-name="P20"/>
      <text:p text:style-name="P29">1.1 <text:s/><text:span text:style-name="T1">Adding Filters</text:span></text:p>
      <text:p text:style-name="P29"/>
      <text:p text:style-name="P20">Custom filters can be added.</text:p>
      <text:p text:style-name="P20"/>
      <text:p text:style-name="P20"><text:span text:style-name="Source_20_Text"><text:span text:style-name="T21">&lt;?php<text:line-break/><text:line-break/></text:span></text:span><text:span text:style-name="Source_20_Text"><text:span text:style-name="T27">use </text:span></text:span><text:span text:style-name="Source_20_Text"><text:span text:style-name="T21">prggmr</text:span></text:span><text:span text:style-name="Source_20_Text"><text:span text:style-name="T27">\</text:span></text:span><text:span text:style-name="Source_20_Text"><text:span text:style-name="T21">render </text:span></text:span><text:span text:style-name="Source_20_Text"><text:span text:style-name="T27">as </text:span></text:span><text:span text:style-name="Source_20_Text"><text:span text:style-name="T21">render</text:span></text:span><text:span text:style-name="Source_20_Text"><text:span text:style-name="T27">;<text:line-break/><text:line-break/></text:span></text:span><text:span text:style-name="Source_20_Text"><text:span text:style-name="T21">$view </text:span></text:span><text:span text:style-name="Source_20_Text"><text:span text:style-name="T27">= new </text:span></text:span><text:span text:style-name="Source_20_Text"><text:span text:style-name="T21">render</text:span></text:span><text:span text:style-name="Source_20_Text"><text:span text:style-name="T27">\</text:span></text:span><text:span text:style-name="Source_20_Text"><text:span text:style-name="T21">View</text:span></text:span><text:span text:style-name="Source_20_Text"><text:span text:style-name="T27">();<text:line-break/><text:line-break/></text:span></text:span><text:span text:style-name="Source_20_Text"><text:span text:style-name="T24">// Add the new filter<text:line-break/></text:span></text:span><text:span text:style-name="Source_20_Text"><text:span text:style-name="T21">$view</text:span></text:span><text:span text:style-name="Source_20_Text"><text:span text:style-name="T27">-&gt;</text:span></text:span><text:span text:style-name="Source_20_Text"><text:span text:style-name="T21">addFilter</text:span></text:span><text:span text:style-name="Source_20_Text"><text:span text:style-name="T27">(</text:span></text:span><text:span text:style-name="Source_20_Text"><text:span text:style-name="T30">'myCustomFilter'</text:span></text:span><text:span text:style-name="Source_20_Text"><text:span text:style-name="T27">, function(</text:span></text:span><text:span text:style-name="Source_20_Text"><text:span text:style-name="T21">$str</text:span></text:span><text:span text:style-name="Source_20_Text"><text:span text:style-name="T27">, </text:span></text:span><text:span text:style-name="Source_20_Text"><text:span text:style-name="T21">$options</text:span></text:span><text:span text:style-name="Source_20_Text"><text:span text:style-name="T27">){<text:line-break/>    return </text:span></text:span><text:span text:style-name="Source_20_Text"><text:span text:style-name="T21">ucfirst</text:span></text:span><text:span text:style-name="Source_20_Text"><text:span text:style-name="T27">(</text:span></text:span><text:span text:style-name="Source_20_Text"><text:span text:style-name="T21">$str</text:span></text:span><text:span text:style-name="Source_20_Text"><text:span text:style-name="T27">);<text:line-break/>});<text:line-break/><text:line-break/></text:span></text:span><text:span text:style-name="Source_20_Text"><text:span text:style-name="T21">?&gt;</text:span></text:span><text:span text:style-name="Source_20_Text"><text:span text:style-name="T16"> </text:span></text:span></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meta:initial-creator>
    <meta:creation-date>2010-11-21T07:34:44</meta:creation-date>
    <dc:date>2010-12-03T12:25:14</dc:date>
    <dc:creator>Nickolas Whiting</dc:creator>
    <meta:editing-duration>PT24H43M59S</meta:editing-duration>
    <meta:editing-cycles>50</meta:editing-cycles>
    <meta:generator>OpenOffice.org/3.2$Unix OpenOffice.org_project/320m12$Build-9483</meta:generator>
    <meta:document-statistic meta:table-count="0" meta:image-count="0" meta:object-count="0" meta:page-count="10" meta:paragraph-count="102" meta:word-count="1733" meta:character-count="11694"/>
  </office:meta>
</office:document-meta>
</file>